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loext:contextual-spacing="false" fo:line-height="150%" style:writing-mode="lr-tb"/>
      <style:text-properties style:font-name="Times New Roman" fo:font-size="11pt" officeooo:paragraph-rsid="0009de63" style:font-size-asian="11pt" style:font-size-complex="11pt"/>
    </style:style>
    <style:style style:name="P2" style:family="paragraph" style:parent-style-name="Standard">
      <style:paragraph-properties fo:margin-top="0.201cm" fo:margin-bottom="0.201cm" loext:contextual-spacing="false" fo:line-height="150%" fo:text-align="justify" style:justify-single-word="false" style:writing-mode="lr-tb"/>
      <style:text-properties style:font-name="Times New Roman" fo:font-size="11pt" officeooo:paragraph-rsid="0009de63" style:font-size-asian="11pt" style:font-size-complex="11pt"/>
    </style:style>
    <style:style style:name="T1" style:family="text">
      <style:text-properties style:font-name="serif" fo:font-size="11.25pt"/>
    </style:style>
    <style:style style:name="T2" style:family="text">
      <style:text-properties style:font-name="serif" fo:font-size="12pt"/>
    </style:style>
    <style:style style:name="T3" style:family="text">
      <style:text-properties fo:font-size="11.25pt"/>
    </style:style>
    <style:style style:name="T4" style:family="text">
      <style:text-properties fo:font-size="12pt"/>
    </style:style>
    <style:style style:name="T5" style:family="text">
      <style:text-properties officeooo:rsid="0009de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Vistos etc.</text:p>
      <text:p text:style-name="P2"><text:tab/>Trata-se da execução de pena privativa de liberdade em desfavor do apenado acima nominado, a ser cumprida inicialmente em regime semiaberto, atualmente sem autorização de saída<text:span text:style-name="T5">s</text:span> externa<text:span text:style-name="T5">s</text:span> desvigiada<text:span text:style-name="T5">s</text:span> permanente e trabalho externo em razão da prisão preventiva decretada no processo criminal nº 0823387-79.2021.8.20.5001.</text:p>
      <text:p text:style-name="P2"><text:tab/>Após diligências, a secretaria certificou que persiste a prisão preventiva decretada (evento 24).</text:p>
      <text:p text:style-name="P2">É o relatório.</text:p>
      <text:p text:style-name="P2"><text:tab/>Considerando que a situação fática do apenado não se alterou desde a decisão do evento 8, mantenho a decisão que negou ao apenado a autorização de saída<text:span text:style-name="T5">s</text:span> externas desvigiadas permanente e trabalho externo por seus próprios fundamentos, por 100 dias, período necessário ao julgamento de outra ação penal a que responde.</text:p>
      <text:p text:style-name="P2"><text:tab/>P.R.I. e diligencie-se, inclusive comunicando-se à unidade prisional.</text:p>
      <text:p text:style-name="P2"><text:tab/>Voltem-me após aquele praz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7T10:30:13.680000000</meta:creation-date>
    <dc:date>2022-07-27T10:40:16.153000000</dc:date>
    <meta:editing-duration>PT10M2S</meta:editing-duration>
    <meta:editing-cycles>1</meta:editing-cycles>
    <meta:document-statistic meta:table-count="0" meta:image-count="0" meta:object-count="0" meta:page-count="1" meta:paragraph-count="7" meta:word-count="124" meta:character-count="863" meta:non-whitespace-character-count="739"/>
    <meta:generator>LibreOffice/5.3.1.2$Windows_X86_64 LibreOffice_project/e80a0e0fd1875e1696614d24c32df0f95f03deb2</meta:generator>
  </office:meta>
</office:document-meta>
</file>